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0.0787in" svg:height="0.1866in" svg:x="3in" svg:y="1.5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in" svg:height="4in" svg:x="0in" svg:y="3.2504in">
            <draw:object draw:notify-on-update-of-ranges="List1.B1:List1.K1 List1.A2:List1.A2 List1.B2:List1.K2 List1.A3:List1.A3 List1.B3:List1.K3 List1.A4:List1.A4 List1.B4:List1.K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in" svg:height="4in" svg:x="5.9224in" svg:y="3.2504in">
            <draw:object draw:notify-on-update-of-ranges="List1.B9:List1.K9 List1.A10:List1.A10 List1.B10:List1.K10 List1.A11:List1.A11 List1.B11:List1.K11 List1.A12:List1.A12 List1.B12:List1.K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in" svg:height="4in" svg:x="11.9134in" svg:y="3.2504in">
            <draw:object draw:notify-on-update-of-ranges="List1.B5:List1.K5 List1.A6:List1.A6 List1.B6:List1.K6 List1.A7:List1.A7 List1.B7:List1.K7 List1.A8:List1.A8 List1.B8:List1.K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,whole-program,hc-run-simulation,tos-one-step,convection-one-step,mat-mult,</text:p>
          </table:table-cell>
          <table:table-cell office:value-type="string" calcext:value-type="string">
            <text:p>,whole-program,hc-constructor,transportoperatorspliting,convectiontransport,</text:p>
          </table:table-cell>
          <table:table-cell office:value-type="string" calcext:value-type="string">
            <text:p>,whole-program,hc-run-simulation,tos-one-step,tos-balance,</text:p>
          </table:table-cell>
          <table:table-cell office:value-type="string" calcext:value-type="string">
            <text:p>,whole-program,hc-run-simulation,tos-one-step,convection-one-step,time-step-rescaling,set-boundary-conditions,</text:p>
          </table:table-cell>
          <table:table-cell office:value-type="string" calcext:value-type="string">
            <text:p>,whole-program,hc-run-simulation,tos-one-step,data-reinit,sources-reinit,</text:p>
          </table:table-cell>
          <table:table-cell office:value-type="string" calcext:value-type="string">
            <text:p>,whole-program,hc-run-simulation,solving-mh-system,postprocess,</text:p>
          </table:table-cell>
          <table:table-cell office:value-type="string" calcext:value-type="string">
            <text:p>,whole-program,hc-run-simulation,solutetransport,assemble-sources,</text:p>
          </table:table-cell>
          <table:table-cell office:value-type="string" calcext:value-type="string">
            <text:p>,whole-program,hc-run-simulation,solutetransport,set-init-cond,</text:p>
          </table:table-cell>
          <table:table-cell office:value-type="string" calcext:value-type="string">
            <text:p>,whole-program,hc-constructor,reading-mesh-init-from-input,gmshreader-read-mesh,</text:p>
          </table:table-cell>
          <table:table-cell office:value-type="string" calcext:value-type="string">
            <text:p>,whole-program,hc-run-simulation,solutetransport,assemble-mass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.695" calcext:value-type="float">
            <text:p>1.695</text:p>
          </table:table-cell>
          <table:table-cell office:value-type="float" office:value="1.18" calcext:value-type="float">
            <text:p>1.18</text:p>
          </table:table-cell>
          <table:table-cell office:value-type="float" office:value="1.112" calcext:value-type="float">
            <text:p>1.112</text:p>
          </table:table-cell>
          <table:table-cell office:value-type="float" office:value="1.074" calcext:value-type="float">
            <text:p>1.0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65" calcext:value-type="float">
            <text:p>1.065</text:p>
          </table:table-cell>
          <table:table-cell office:value-type="float" office:value="1.064" calcext:value-type="float">
            <text:p>1.064</text:p>
          </table:table-cell>
          <table:table-cell office:value-type="float" office:value="1.052" calcext:value-type="float">
            <text:p>1.052</text:p>
          </table:table-cell>
          <table:table-cell office:value-type="float" office:value="1.044" calcext:value-type="float">
            <text:p>1.044</text:p>
          </table:table-cell>
          <table:table-cell office:value-type="float" office:value="1.04" calcext:value-type="float">
            <text:p>1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.696" calcext:value-type="float">
            <text:p>1.696</text:p>
          </table:table-cell>
          <table:table-cell office:value-type="float" office:value="1.179" calcext:value-type="float">
            <text:p>1.179</text:p>
          </table:table-cell>
          <table:table-cell office:value-type="float" office:value="1.112" calcext:value-type="float">
            <text:p>1.112</text:p>
          </table:table-cell>
          <table:table-cell office:value-type="float" office:value="1.074" calcext:value-type="float">
            <text:p>1.0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65" calcext:value-type="float">
            <text:p>1.065</text:p>
          </table:table-cell>
          <table:table-cell office:value-type="float" office:value="1.066" calcext:value-type="float">
            <text:p>1.066</text:p>
          </table:table-cell>
          <table:table-cell office:value-type="float" office:value="1.052" calcext:value-type="float">
            <text:p>1.052</text:p>
          </table:table-cell>
          <table:table-cell office:value-type="float" office:value="1.044" calcext:value-type="float">
            <text:p>1.044</text:p>
          </table:table-cell>
          <table:table-cell office:value-type="float" office:value="1.041" calcext:value-type="float">
            <text:p>1.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,whole-program,hc-run-simulation,tos-one-step,convection-one-step,mat-mult,</text:p>
          </table:table-cell>
          <table:table-cell office:value-type="string" calcext:value-type="string">
            <text:p>,whole-program,hc-constructor,transportoperatorspliting,convectiontransport,</text:p>
          </table:table-cell>
          <table:table-cell office:value-type="string" calcext:value-type="string">
            <text:p>,whole-program,hc-run-simulation,tos-one-step,tos-balance,</text:p>
          </table:table-cell>
          <table:table-cell office:value-type="string" calcext:value-type="string">
            <text:p>,whole-program,hc-run-simulation,tos-output-data,write-time-frame,</text:p>
          </table:table-cell>
          <table:table-cell office:value-type="string" calcext:value-type="string">
            <text:p>,whole-program,hc-run-simulation,write-time-frame,</text:p>
          </table:table-cell>
          <table:table-cell office:value-type="string" calcext:value-type="string">
            <text:p>,whole-program,hc-run-simulation,solutetransport,set-init-cond,petsc-linear-solver,petsc-linear-iteration,</text:p>
          </table:table-cell>
          <table:table-cell office:value-type="string" calcext:value-type="string">
            <text:p>,whole-program,hc-constructor,reading-mesh-init-from-input,gmshreader-read-mesh,</text:p>
          </table:table-cell>
          <table:table-cell office:value-type="string" calcext:value-type="string">
            <text:p>,whole-program,hc-constructor,solutetransport,</text:p>
          </table:table-cell>
          <table:table-cell office:value-type="string" calcext:value-type="string">
            <text:p>,whole-program,hc-run-simulation,solutetransport,assemble-mass,</text:p>
          </table:table-cell>
          <table:table-cell office:value-type="string" calcext:value-type="string">
            <text:p>,whole-program,hc-constructor,darcy-constructor,preallocation,bddc-set-mesh-data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.956" calcext:value-type="float">
            <text:p>3.956</text:p>
          </table:table-cell>
          <table:table-cell office:value-type="float" office:value="1.232" calcext:value-type="float">
            <text:p>1.232</text:p>
          </table:table-cell>
          <table:table-cell office:value-type="float" office:value="1.2" calcext:value-type="float">
            <text:p>1.2</text:p>
          </table:table-cell>
          <table:table-cell office:value-type="float" office:value="1.187" calcext:value-type="float">
            <text:p>1.187</text:p>
          </table:table-cell>
          <table:table-cell office:value-type="float" office:value="1.149" calcext:value-type="float">
            <text:p>1.149</text:p>
          </table:table-cell>
          <table:table-cell office:value-type="float" office:value="1.082" calcext:value-type="float">
            <text:p>1.082</text:p>
          </table:table-cell>
          <table:table-cell office:value-type="float" office:value="1.081" calcext:value-type="float">
            <text:p>1.081</text:p>
          </table:table-cell>
          <table:table-cell office:value-type="float" office:value="1.057" calcext:value-type="float">
            <text:p>1.057</text:p>
          </table:table-cell>
          <table:table-cell table:number-columns-repeated="2" office:value-type="float" office:value="1.054" calcext:value-type="float">
            <text:p>1.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.872" calcext:value-type="float">
            <text:p>3.872</text:p>
          </table:table-cell>
          <table:table-cell office:value-type="float" office:value="1.208" calcext:value-type="float">
            <text:p>1.208</text:p>
          </table:table-cell>
          <table:table-cell office:value-type="float" office:value="1.175" calcext:value-type="float">
            <text:p>1.175</text:p>
          </table:table-cell>
          <table:table-cell office:value-type="float" office:value="1.163" calcext:value-type="float">
            <text:p>1.163</text:p>
          </table:table-cell>
          <table:table-cell office:value-type="float" office:value="1.125" calcext:value-type="float">
            <text:p>1.125</text:p>
          </table:table-cell>
          <table:table-cell office:value-type="float" office:value="1.059" calcext:value-type="float">
            <text:p>1.059</text:p>
          </table:table-cell>
          <table:table-cell office:value-type="float" office:value="1.058" calcext:value-type="float">
            <text:p>1.058</text:p>
          </table:table-cell>
          <table:table-cell office:value-type="float" office:value="1.036" calcext:value-type="float">
            <text:p>1.036</text:p>
          </table:table-cell>
          <table:table-cell table:number-columns-repeated="2" office:value-type="float" office:value="1.032" calcext:value-type="float">
            <text:p>1.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,whole-program,hc-run-simulation,tos-one-step,convection-one-step,mat-mult,</text:p>
          </table:table-cell>
          <table:table-cell office:value-type="string" calcext:value-type="string">
            <text:p>,whole-program,hc-run-simulation,tos-output-data,write-time-frame,</text:p>
          </table:table-cell>
          <table:table-cell office:value-type="string" calcext:value-type="string">
            <text:p>,whole-program,hc-run-simulation,write-time-frame,</text:p>
          </table:table-cell>
          <table:table-cell office:value-type="string" calcext:value-type="string">
            <text:p>,whole-program,hc-run-simulation,tos-one-step,tos-balance,</text:p>
          </table:table-cell>
          <table:table-cell office:value-type="string" calcext:value-type="string">
            <text:p>,whole-program,hc-run-simulation,solving-mh-system,darcy-output,write-time-frame,</text:p>
          </table:table-cell>
          <table:table-cell office:value-type="string" calcext:value-type="string">
            <text:p>,whole-program,hc-constructor,solutetransport,</text:p>
          </table:table-cell>
          <table:table-cell office:value-type="string" calcext:value-type="string">
            <text:p>,whole-program,hc-run-simulation,solutetransport,set-init-cond,petsc-linear-solver,petsc-linear-iteration,</text:p>
          </table:table-cell>
          <table:table-cell office:value-type="string" calcext:value-type="string">
            <text:p>,whole-program,hc-run-simulation,convection-balance-zero-time-step,set-boundary-conditions,</text:p>
          </table:table-cell>
          <table:table-cell office:value-type="string" calcext:value-type="string">
            <text:p>,whole-program,hc-constructor,transportoperatorspliting,convectiontransport,</text:p>
          </table:table-cell>
          <table:table-cell office:value-type="string" calcext:value-type="string">
            <text:p>,whole-program,hc-constructor,darcy-constructor,data-init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.334" calcext:value-type="float">
            <text:p>2.334</text:p>
          </table:table-cell>
          <table:table-cell office:value-type="float" office:value="1.189" calcext:value-type="float">
            <text:p>1.189</text:p>
          </table:table-cell>
          <table:table-cell office:value-type="float" office:value="1.12" calcext:value-type="float">
            <text:p>1.12</text:p>
          </table:table-cell>
          <table:table-cell office:value-type="float" office:value="1.079" calcext:value-type="float">
            <text:p>1.079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7" calcext:value-type="float">
            <text:p>1.057</text:p>
          </table:table-cell>
          <table:table-cell office:value-type="float" office:value="1.047" calcext:value-type="float">
            <text:p>1.047</text:p>
          </table:table-cell>
          <table:table-cell table:number-columns-repeated="2" office:value-type="float" office:value="1.044" calcext:value-type="float">
            <text:p>1.044</text:p>
          </table:table-cell>
          <table:table-cell office:value-type="float" office:value="1.041" calcext:value-type="float">
            <text:p>1.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.284" calcext:value-type="float">
            <text:p>2.284</text:p>
          </table:table-cell>
          <table:table-cell office:value-type="float" office:value="1.165" calcext:value-type="float">
            <text:p>1.165</text:p>
          </table:table-cell>
          <table:table-cell office:value-type="float" office:value="1.097" calcext:value-type="float">
            <text:p>1.097</text:p>
          </table:table-cell>
          <table:table-cell office:value-type="float" office:value="1.056" calcext:value-type="float">
            <text:p>1.056</text:p>
          </table:table-cell>
          <table:table-cell office:value-type="float" office:value="1.046" calcext:value-type="float">
            <text:p>1.046</text:p>
          </table:table-cell>
          <table:table-cell office:value-type="float" office:value="1.035" calcext:value-type="float">
            <text:p>1.035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" calcext:value-type="float">
            <text:p>1.022</text:p>
          </table:table-cell>
          <table:table-cell office:value-type="float" office:value="1.024" calcext:value-type="float">
            <text:p>1.024</text:p>
          </table:table-cell>
          <table:table-cell office:value-type="float" office:value="1.019" calcext:value-type="float">
            <text:p>1.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ybš</meta:initial-creator>
    <meta:creation-date>2015-11-24T11:48:36.307461125</meta:creation-date>
    <dc:date>2015-11-24T14:26:00.715146042</dc:date>
    <dc:creator>Jan Hybš</dc:creator>
    <meta:editing-duration>PT5M55S</meta:editing-duration>
    <meta:editing-cycles>3</meta:editing-cycles>
    <meta:generator>LibreOffice/4.2.8.2$Linux_X86_64 LibreOffice_project/420m0$Build-2</meta:generator>
    <meta:document-statistic meta:table-count="1" meta:cell-count="132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plot-area chart:style-name="ch2" table:cell-range-address="List1.A1:List1.K4" chart:data-source-has-labels="both" svg:x="0.304cm" svg:y="0.203cm" svg:width="14.633cm" svg:height="9.755cm">
          <chartooo:coordinate-region svg:x="1.031cm" svg:y="0.402cm" svg:width="13.906cm" svg:height="9.357cm"/>
          <chart:axis chart:dimension="x" chart:name="primary-x" chart:style-name="ch3" chartooo:axis-type="auto">
            <chartooo:date-scale/>
            <chart:categories table:cell-range-address="List1.B1:List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2:List1.K2" chart:label-cell-address="List1.A2:List1.A2" chart:class="chart:bar">
            <chart:data-point chart:repeated="10"/>
          </chart:series>
          <chart:series chart:style-name="ch7" chart:values-cell-range-address="List1.B3:List1.K3" chart:label-cell-address="List1.A3:List1.A3" chart:class="chart:bar">
            <chart:data-point chart:repeated="10"/>
          </chart:series>
          <chart:series chart:style-name="ch8" chart:values-cell-range-address="List1.B4:List1.K4" chart:label-cell-address="List1.A4:List1.A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,whole-program,hc-run-simulation,tos-one-step,convection-one-step,mat-mult,</text:p>
                <draw:g>
                  <svg:desc>List1.B1:List1.K1</svg:desc>
                </draw:g>
              </table:table-cell>
              <table:table-cell office:value-type="string">
                <text:p>,whole-program,hc-constructor,transportoperatorspliting,convectiontransport,</text:p>
              </table:table-cell>
              <table:table-cell office:value-type="string">
                <text:p>,whole-program,hc-run-simulation,tos-one-step,tos-balance,</text:p>
              </table:table-cell>
              <table:table-cell office:value-type="string">
                <text:p>,whole-program,hc-run-simulation,tos-one-step,convection-one-step,time-step-rescaling,set-boundary-conditions,</text:p>
              </table:table-cell>
              <table:table-cell office:value-type="string">
                <text:p>,whole-program,hc-run-simulation,tos-one-step,data-reinit,sources-reinit,</text:p>
              </table:table-cell>
              <table:table-cell office:value-type="string">
                <text:p>,whole-program,hc-run-simulation,solving-mh-system,postprocess,</text:p>
              </table:table-cell>
              <table:table-cell office:value-type="string">
                <text:p>,whole-program,hc-run-simulation,solutetransport,assemble-sources,</text:p>
              </table:table-cell>
              <table:table-cell office:value-type="string">
                <text:p>,whole-program,hc-run-simulation,solutetransport,set-init-cond,</text:p>
              </table:table-cell>
              <table:table-cell office:value-type="string">
                <text:p>,whole-program,hc-constructor,reading-mesh-init-from-input,gmshreader-read-mesh,</text:p>
              </table:table-cell>
              <table:table-cell office:value-type="string">
                <text:p>,whole-program,hc-run-simulation,solutetransport,assemble-mass,</text:p>
              </table:table-cell>
            </table:table-row>
          </table:table-header-rows>
          <table:table-rows>
            <table:table-row>
              <table:table-cell office:value-type="string">
                <text:p>d1</text:p>
                <draw:g>
                  <svg:desc>List1.A2:List1.A2</svg:desc>
                </draw:g>
              </table:table-cell>
              <table:table-cell office:value-type="float" office:value="1.695">
                <text:p>1.695</text:p>
                <draw:g>
                  <svg:desc>List1.B2:List1.K2</svg:desc>
                </draw:g>
              </table:table-cell>
              <table:table-cell office:value-type="float" office:value="1.18">
                <text:p>1.18</text:p>
              </table:table-cell>
              <table:table-cell office:value-type="float" office:value="1.112">
                <text:p>1.112</text:p>
              </table:table-cell>
              <table:table-cell office:value-type="float" office:value="1.074">
                <text:p>1.074</text:p>
              </table:table-cell>
              <table:table-cell office:value-type="float" office:value="1.067">
                <text:p>1.067</text:p>
              </table:table-cell>
              <table:table-cell office:value-type="float" office:value="1.065">
                <text:p>1.065</text:p>
              </table:table-cell>
              <table:table-cell office:value-type="float" office:value="1.064">
                <text:p>1.064</text:p>
              </table:table-cell>
              <table:table-cell office:value-type="float" office:value="1.052">
                <text:p>1.052</text:p>
              </table:table-cell>
              <table:table-cell office:value-type="float" office:value="1.044">
                <text:p>1.0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d2</text:p>
                <draw:g>
                  <svg:desc>List1.A3:List1.A3</svg:desc>
                </draw:g>
              </table:table-cell>
              <table:table-cell office:value-type="float" office:value="1.696">
                <text:p>1.696</text:p>
                <draw:g>
                  <svg:desc>List1.B3:List1.K3</svg:desc>
                </draw:g>
              </table:table-cell>
              <table:table-cell office:value-type="float" office:value="1.179">
                <text:p>1.179</text:p>
              </table:table-cell>
              <table:table-cell office:value-type="float" office:value="1.112">
                <text:p>1.112</text:p>
              </table:table-cell>
              <table:table-cell office:value-type="float" office:value="1.074">
                <text:p>1.074</text:p>
              </table:table-cell>
              <table:table-cell office:value-type="float" office:value="1.067">
                <text:p>1.067</text:p>
              </table:table-cell>
              <table:table-cell office:value-type="float" office:value="1.065">
                <text:p>1.065</text:p>
              </table:table-cell>
              <table:table-cell office:value-type="float" office:value="1.066">
                <text:p>1.066</text:p>
              </table:table-cell>
              <table:table-cell office:value-type="float" office:value="1.052">
                <text:p>1.052</text:p>
              </table:table-cell>
              <table:table-cell office:value-type="float" office:value="1.044">
                <text:p>1.044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cl</text:p>
                <draw:g>
                  <svg:desc>List1.A4:List1.A4</svg:desc>
                </draw:g>
              </table:table-cell>
              <table:table-cell office:value-type="float" office:value="1">
                <text:p>1</text:p>
                <draw:g>
                  <svg:desc>List1.B4:List1.K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plot-area chart:style-name="ch2" table:cell-range-address="List1.A9:List1.K12" chart:data-source-has-labels="both" svg:x="0.304cm" svg:y="0.203cm" svg:width="14.633cm" svg:height="9.755cm">
          <chartooo:coordinate-region svg:x="1.031cm" svg:y="0.402cm" svg:width="13.906cm" svg:height="9.357cm"/>
          <chart:axis chart:dimension="x" chart:name="primary-x" chart:style-name="ch3" chartooo:axis-type="auto">
            <chartooo:date-scale/>
            <chart:categories table:cell-range-address="List1.B9:List1.K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10:List1.K10" chart:label-cell-address="List1.A10:List1.A10" chart:class="chart:bar">
            <chart:data-point chart:repeated="10"/>
          </chart:series>
          <chart:series chart:style-name="ch7" chart:values-cell-range-address="List1.B11:List1.K11" chart:label-cell-address="List1.A11:List1.A11" chart:class="chart:bar">
            <chart:data-point chart:repeated="10"/>
          </chart:series>
          <chart:series chart:style-name="ch8" chart:values-cell-range-address="List1.B12:List1.K12" chart:label-cell-address="List1.A12:List1.A1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,whole-program,hc-run-simulation,tos-one-step,convection-one-step,mat-mult,</text:p>
                <draw:g>
                  <svg:desc>List1.B9:List1.K9</svg:desc>
                </draw:g>
              </table:table-cell>
              <table:table-cell office:value-type="string">
                <text:p>,whole-program,hc-run-simulation,tos-output-data,write-time-frame,</text:p>
              </table:table-cell>
              <table:table-cell office:value-type="string">
                <text:p>,whole-program,hc-run-simulation,write-time-frame,</text:p>
              </table:table-cell>
              <table:table-cell office:value-type="string">
                <text:p>,whole-program,hc-run-simulation,tos-one-step,tos-balance,</text:p>
              </table:table-cell>
              <table:table-cell office:value-type="string">
                <text:p>,whole-program,hc-run-simulation,solving-mh-system,darcy-output,write-time-frame,</text:p>
              </table:table-cell>
              <table:table-cell office:value-type="string">
                <text:p>,whole-program,hc-constructor,solutetransport,</text:p>
              </table:table-cell>
              <table:table-cell office:value-type="string">
                <text:p>,whole-program,hc-run-simulation,solutetransport,set-init-cond,petsc-linear-solver,petsc-linear-iteration,</text:p>
              </table:table-cell>
              <table:table-cell office:value-type="string">
                <text:p>,whole-program,hc-run-simulation,convection-balance-zero-time-step,set-boundary-conditions,</text:p>
              </table:table-cell>
              <table:table-cell office:value-type="string">
                <text:p>,whole-program,hc-constructor,transportoperatorspliting,convectiontransport,</text:p>
              </table:table-cell>
              <table:table-cell office:value-type="string">
                <text:p>,whole-program,hc-constructor,darcy-constructor,data-init,</text:p>
              </table:table-cell>
            </table:table-row>
          </table:table-header-rows>
          <table:table-rows>
            <table:table-row>
              <table:table-cell office:value-type="string">
                <text:p>d1</text:p>
                <draw:g>
                  <svg:desc>List1.A10:List1.A10</svg:desc>
                </draw:g>
              </table:table-cell>
              <table:table-cell office:value-type="float" office:value="2.334">
                <text:p>2.334</text:p>
                <draw:g>
                  <svg:desc>List1.B10:List1.K10</svg:desc>
                </draw:g>
              </table:table-cell>
              <table:table-cell office:value-type="float" office:value="1.189">
                <text:p>1.189</text:p>
              </table:table-cell>
              <table:table-cell office:value-type="float" office:value="1.12">
                <text:p>1.12</text:p>
              </table:table-cell>
              <table:table-cell office:value-type="float" office:value="1.079">
                <text:p>1.079</text:p>
              </table:table-cell>
              <table:table-cell office:value-type="float" office:value="1.067">
                <text:p>1.067</text:p>
              </table:table-cell>
              <table:table-cell office:value-type="float" office:value="1.057">
                <text:p>1.057</text:p>
              </table:table-cell>
              <table:table-cell office:value-type="float" office:value="1.047">
                <text:p>1.047</text:p>
              </table:table-cell>
              <table:table-cell office:value-type="float" office:value="1.044">
                <text:p>1.044</text:p>
              </table:table-cell>
              <table:table-cell office:value-type="float" office:value="1.044">
                <text:p>1.044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d2</text:p>
                <draw:g>
                  <svg:desc>List1.A11:List1.A11</svg:desc>
                </draw:g>
              </table:table-cell>
              <table:table-cell office:value-type="float" office:value="2.284">
                <text:p>2.284</text:p>
                <draw:g>
                  <svg:desc>List1.B11:List1.K11</svg:desc>
                </draw:g>
              </table:table-cell>
              <table:table-cell office:value-type="float" office:value="1.165">
                <text:p>1.165</text:p>
              </table:table-cell>
              <table:table-cell office:value-type="float" office:value="1.097">
                <text:p>1.097</text:p>
              </table:table-cell>
              <table:table-cell office:value-type="float" office:value="1.056">
                <text:p>1.056</text:p>
              </table:table-cell>
              <table:table-cell office:value-type="float" office:value="1.046">
                <text:p>1.046</text:p>
              </table:table-cell>
              <table:table-cell office:value-type="float" office:value="1.035">
                <text:p>1.035</text:p>
              </table:table-cell>
              <table:table-cell office:value-type="float" office:value="1.024">
                <text:p>1.024</text:p>
              </table:table-cell>
              <table:table-cell office:value-type="float" office:value="1.022">
                <text:p>1.022</text:p>
              </table:table-cell>
              <table:table-cell office:value-type="float" office:value="1.024">
                <text:p>1.024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cl</text:p>
                <draw:g>
                  <svg:desc>List1.A12:List1.A12</svg:desc>
                </draw:g>
              </table:table-cell>
              <table:table-cell office:value-type="float" office:value="1">
                <text:p>1</text:p>
                <draw:g>
                  <svg:desc>List1.B12:List1.K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plot-area chart:style-name="ch2" table:cell-range-address="List1.A5:List1.K8" chart:data-source-has-labels="both" svg:x="0.304cm" svg:y="0.203cm" svg:width="14.633cm" svg:height="9.755cm">
          <chartooo:coordinate-region svg:x="1.031cm" svg:y="0.402cm" svg:width="13.906cm" svg:height="9.357cm"/>
          <chart:axis chart:dimension="x" chart:name="primary-x" chart:style-name="ch3" chartooo:axis-type="auto">
            <chartooo:date-scale/>
            <chart:categories table:cell-range-address="List1.B5:List1.K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6:List1.K6" chart:label-cell-address="List1.A6:List1.A6" chart:class="chart:bar">
            <chart:data-point chart:repeated="10"/>
          </chart:series>
          <chart:series chart:style-name="ch7" chart:values-cell-range-address="List1.B7:List1.K7" chart:label-cell-address="List1.A7:List1.A7" chart:class="chart:bar">
            <chart:data-point chart:repeated="10"/>
          </chart:series>
          <chart:series chart:style-name="ch8" chart:values-cell-range-address="List1.B8:List1.K8" chart:label-cell-address="List1.A8:List1.A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,whole-program,hc-run-simulation,tos-one-step,convection-one-step,mat-mult,</text:p>
                <draw:g>
                  <svg:desc>List1.B5:List1.K5</svg:desc>
                </draw:g>
              </table:table-cell>
              <table:table-cell office:value-type="string">
                <text:p>,whole-program,hc-constructor,transportoperatorspliting,convectiontransport,</text:p>
              </table:table-cell>
              <table:table-cell office:value-type="string">
                <text:p>,whole-program,hc-run-simulation,tos-one-step,tos-balance,</text:p>
              </table:table-cell>
              <table:table-cell office:value-type="string">
                <text:p>,whole-program,hc-run-simulation,tos-output-data,write-time-frame,</text:p>
              </table:table-cell>
              <table:table-cell office:value-type="string">
                <text:p>,whole-program,hc-run-simulation,write-time-frame,</text:p>
              </table:table-cell>
              <table:table-cell office:value-type="string">
                <text:p>,whole-program,hc-run-simulation,solutetransport,set-init-cond,petsc-linear-solver,petsc-linear-iteration,</text:p>
              </table:table-cell>
              <table:table-cell office:value-type="string">
                <text:p>,whole-program,hc-constructor,reading-mesh-init-from-input,gmshreader-read-mesh,</text:p>
              </table:table-cell>
              <table:table-cell office:value-type="string">
                <text:p>,whole-program,hc-constructor,solutetransport,</text:p>
              </table:table-cell>
              <table:table-cell office:value-type="string">
                <text:p>,whole-program,hc-run-simulation,solutetransport,assemble-mass,</text:p>
              </table:table-cell>
              <table:table-cell office:value-type="string">
                <text:p>,whole-program,hc-constructor,darcy-constructor,preallocation,bddc-set-mesh-data,</text:p>
              </table:table-cell>
            </table:table-row>
          </table:table-header-rows>
          <table:table-rows>
            <table:table-row>
              <table:table-cell office:value-type="string">
                <text:p>d1</text:p>
                <draw:g>
                  <svg:desc>List1.A6:List1.A6</svg:desc>
                </draw:g>
              </table:table-cell>
              <table:table-cell office:value-type="float" office:value="3.956">
                <text:p>3.956</text:p>
                <draw:g>
                  <svg:desc>List1.B6:List1.K6</svg:desc>
                </draw:g>
              </table:table-cell>
              <table:table-cell office:value-type="float" office:value="1.232">
                <text:p>1.232</text:p>
              </table:table-cell>
              <table:table-cell office:value-type="float" office:value="1.2">
                <text:p>1.2</text:p>
              </table:table-cell>
              <table:table-cell office:value-type="float" office:value="1.187">
                <text:p>1.187</text:p>
              </table:table-cell>
              <table:table-cell office:value-type="float" office:value="1.149">
                <text:p>1.149</text:p>
              </table:table-cell>
              <table:table-cell office:value-type="float" office:value="1.082">
                <text:p>1.082</text:p>
              </table:table-cell>
              <table:table-cell office:value-type="float" office:value="1.081">
                <text:p>1.081</text:p>
              </table:table-cell>
              <table:table-cell office:value-type="float" office:value="1.057">
                <text:p>1.057</text:p>
              </table:table-cell>
              <table:table-cell office:value-type="float" office:value="1.054">
                <text:p>1.054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d2</text:p>
                <draw:g>
                  <svg:desc>List1.A7:List1.A7</svg:desc>
                </draw:g>
              </table:table-cell>
              <table:table-cell office:value-type="float" office:value="3.872">
                <text:p>3.872</text:p>
                <draw:g>
                  <svg:desc>List1.B7:List1.K7</svg:desc>
                </draw:g>
              </table:table-cell>
              <table:table-cell office:value-type="float" office:value="1.208">
                <text:p>1.208</text:p>
              </table:table-cell>
              <table:table-cell office:value-type="float" office:value="1.175">
                <text:p>1.175</text:p>
              </table:table-cell>
              <table:table-cell office:value-type="float" office:value="1.163">
                <text:p>1.163</text:p>
              </table:table-cell>
              <table:table-cell office:value-type="float" office:value="1.125">
                <text:p>1.125</text:p>
              </table:table-cell>
              <table:table-cell office:value-type="float" office:value="1.059">
                <text:p>1.059</text:p>
              </table:table-cell>
              <table:table-cell office:value-type="float" office:value="1.058">
                <text:p>1.058</text:p>
              </table:table-cell>
              <table:table-cell office:value-type="float" office:value="1.036">
                <text:p>1.036</text:p>
              </table:table-cell>
              <table:table-cell office:value-type="float" office:value="1.032">
                <text:p>1.032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cl</text:p>
                <draw:g>
                  <svg:desc>List1.A8:List1.A8</svg:desc>
                </draw:g>
              </table:table-cell>
              <table:table-cell office:value-type="float" office:value="1">
                <text:p>1</text:p>
                <draw:g>
                  <svg:desc>List1.B8:List1.K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